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dfab" officeooo:paragraph-rsid="0013df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ajor challenge in this programming assignment was not the implementation of the vm—which went quite smoothly—but the debugging of the two manually generated programs. There are good reasons that we obfuscated and encapsulated away from work in ASM and this proves that! It took me a minute debugging bad jumps and a forgotten ADD call.</text:p>
      <text:p text:style-name="P1"/>
      <text:p text:style-name="P1">I did not feel like writing tests at this time and am happy to take the penalty.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7T14:24:48.303485065</meta:creation-date>
    <dc:date>2025-03-27T14:29:15.410895531</dc:date>
    <meta:editing-duration>PT4M28S</meta:editing-duration>
    <meta:editing-cycles>1</meta:editing-cycles>
    <meta:document-statistic meta:table-count="0" meta:image-count="0" meta:object-count="0" meta:page-count="1" meta:paragraph-count="2" meta:word-count="75" meta:character-count="422" meta:non-whitespace-character-count="349"/>
    <meta:generator>LibreOffice/25.2.1.2$Linux_X86_64 LibreOffice_project/520$Build-2</meta:generator>
  </office:meta>
</office:document-meta>
</file>